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2.554cm"/>
      <style:paragraph-properties style:writing-mode="lr-tb"/>
    </style:style>
    <style:style style:name="gr3" style:family="graphic" style:parent-style-name="standard">
      <style:graphic-properties svg:stroke-color="#000000" draw:fill-color="#d4ea6b" draw:textarea-horizontal-align="justify" draw:textarea-vertical-align="middle" draw:auto-grow-height="false" fo:min-height="1.528cm" fo:min-width="5.08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4.199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5.85cm"/>
      <style:paragraph-properties style:writing-mode="lr-tb"/>
    </style:style>
    <style:style style:name="gr8" style:family="graphic" style:parent-style-name="standard">
      <style:graphic-properties svg:stroke-color="#000000" draw:fill-color="#ffd7d7" draw:textarea-horizontal-align="justify" draw:textarea-vertical-align="middle" draw:auto-grow-height="false" fo:min-height="1.274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4ea6b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ffd7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.778cm" svg:x="1.889cm" svg:y="3.286cm">
          <text:p text:style-name="P1">LÍ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905cm" svg:x="14.462cm" svg:y="9.636cm">
          <text:p text:style-name="P1">CACHÉ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1.905cm" svg:x="15.986cm" svg:y="7.223cm">
          <text:p text:style-name="P1">CACHÉ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1.905cm" svg:x="15.986cm" svg:y="3.032cm">
          <text:p text:style-name="P1">ALMACÉ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588cm" svg:height="1.778cm" svg:x="1.762cm" svg:y="11.668cm">
          <text:p text:style-name="P1">BATALLÓ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556cm" svg:y1="16.875cm" svg:x2="4.556cm" svg:y2="23.479cm">
          <text:p/>
        </draw:line>
        <draw:line draw:style-name="gr4" draw:text-style-name="P3" draw:layer="layout" svg:x1="7.477cm" svg:y1="4.175cm" svg:x2="16.24cm" svg:y2="7.604cm">
          <text:p/>
        </draw:line>
        <draw:line draw:style-name="gr4" draw:text-style-name="P3" draw:layer="layout" svg:x1="7.096cm" svg:y1="5.064cm" svg:x2="15.097cm" svg:y2="9.89cm">
          <text:p/>
        </draw:line>
        <draw:custom-shape draw:style-name="gr5" draw:text-style-name="P4" draw:layer="layout" svg:width="4.699cm" svg:height="1.397cm" svg:x="9.255cm" svg:y="5.572cm">
          <text:p text:style-name="P1">Actualizo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77cm" svg:y1="3.921cm" svg:x2="15.986cm" svg:y2="3.921cm">
          <text:p/>
        </draw:line>
        <draw:custom-shape draw:style-name="gr5" draw:text-style-name="P4" draw:layer="layout" svg:width="4.699cm" svg:height="1.397cm" svg:x="10.017cm" svg:y="3.159cm">
          <text:p text:style-name="P1">Retiro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.59cm" svg:height="1.016cm" svg:x="1cm" svg:y="1.381cm">
          <text:p text:style-name="P1">CASO 1: QUEDAN REGALOS y SANTA NO SE HA IDO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9.59cm" svg:height="1.016cm" svg:x="1cm" svg:y="13.7cm">
          <text:p text:style-name="P1">CASO 2: QUEDAN REGALOS y SANTA SE HA IDO (alert == 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778cm" svg:x="1.762cm" svg:y="15.224cm">
          <text:p text:style-name="P1">LÍD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1.778cm" svg:x="1.889cm" svg:y="23.479cm">
          <text:p text:style-name="P1">BATALLÓ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35cm" svg:height="1.651cm" svg:x="1.381cm" svg:y="19.161cm">
          <text:p text:style-name="P1">elvesChan ← 0</text:p>
          <text:p text:style-name="P1">Terminamo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29cm" svg:y1="5.191cm" svg:x2="4.429cm" svg:y2="11.795cm">
          <text:p/>
        </draw:line>
        <draw:custom-shape draw:style-name="gr7" draw:text-style-name="P4" draw:layer="layout" svg:width="6.35cm" svg:height="1.651cm" svg:x="1.381cm" svg:y="7.35cm">
          <text:p text:style-name="P1">elvesChan ← 1</text:p>
          <text:p text:style-name="P1">Entrego a elfo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08cm" svg:height="1.524cm" svg:x="12.43cm" svg:y="23.733cm">
          <text:p text:style-name="P1">F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24.368cm" svg:x2="12.43cm" svg:y2="24.36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08:40.202835708</meta:creation-date>
    <dc:date>2022-01-14T18:53:32.237209612</dc:date>
    <meta:editing-duration>PT39M33S</meta:editing-duration>
    <meta:editing-cycles>6</meta:editing-cycles>
    <meta:generator>LibreOffice/6.4.7.2$Linux_X86_64 LibreOffice_project/40$Build-2</meta:generator>
    <meta:document-statistic meta:object-count="20"/>
  </office:meta>
</office:document-meta>
</file>